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2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lex Kohut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16, 1892</text:p>
      <text:p text:style-name="P5">Month<text:tab/><text:tab/><text:tab/><text:tab/><text:tab/><text:tab/>Octo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39 Beekman Pl/</text:p>
      <text:p text:style-name="P3">New York Oct 16<text:span text:style-name="T2">th</text:span><text:span text:style-name="T3"> 92/</text:span></text:p>
      <text:p text:style-name="P2"><text:span text:style-name="T3">Rev Dr S. Morais/</text:span></text:p>
      <text:p text:style-name="P2"><text:span text:style-name="T3"><text:tab/>My dear friend &amp; colleague:/</text:span></text:p>
      <text:p text:style-name="P2"><text:span text:style-name="T3"><text:tab/>Accept my heartfelt thanks/ for your kind wishes to the nuptials of/ my daughter. <text:s/>You urged me in your last/ postal to inform you of the amount/ due for the Aruch Completum. <text:s/>I obey/ you with reluctance./</text:span></text:p>
      <text:p text:style-name="P2"><text:span text:style-name="T3">Only the last four volumes &amp; supplement/ are unpaid. <text:s/>To you, who so often showed/ your interest in my work's behalf I would/ reduce the price from 6</text:span><text:span text:style-name="T4">00</text:span><text:span text:style-name="T5"> per vol. to/ 3</text:span><text:span text:style-name="T4">00</text:span><text:span text:style-name="T5"> so the amount due to me is 1200/100/ With best wishes yours/ faithfully/ Alex Kohu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5:18:57.54</meta:creation-date>
    <dc:date>2011-12-06T15:22:56.49</dc:date>
    <dc:creator>Penn Libraries</dc:creator>
    <meta:editing-duration>PT00H03M5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66" meta:character-count="1801"/>
  </office:meta>
</office:document-meta>
</file>